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6A400000372CFA96E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ffff" fo:font-weight="bold" style:font-weight-asian="bold" style:font-weight-complex="bold"/>
    </style:style>
    <style:style style:name="T3" style:family="text">
      <style:text-properties fo:color="#e6e64c" fo:font-weight="bold" style:font-weight-asian="bold" style:font-weight-complex="bold"/>
    </style:style>
    <style:style style:name="T4" style:family="text">
      <style:text-properties fo:color="#ff00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3.457cm" svg:x="1cm" svg:y="2.143cm">
          <draw:image xlink:href="Pictures/10000201000006A400000372CFA96ECA.png" xlink:type="simple" xlink:show="embed" xlink:actuate="onLoad">
            <text:p/>
          </draw:image>
        </draw:frame>
        <draw:frame draw:style-name="gr2" draw:layer="layout" svg:width="9.671cm" svg:height="0.962cm" svg:x="8.766cm" svg:y="16.04cm">
          <draw:text-box>
            <text:p><text:span text:style-name="T1">2v5w</text:span><text:tab/><text:span text:style-name="T2">3f07</text:span><text:tab/><text:tab/><text:span text:style-name="T3">1t67</text:span><text:tab/><text:tab/><text:span text:style-name="T4">3ew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r </meta:initial-creator>
    <meta:creation-date>2012-10-01T17:49:00</meta:creation-date>
    <dc:date>2013-03-09T17:10:39</dc:date>
    <dc:creator>lior </dc:creator>
    <meta:editing-duration>P0D</meta:editing-duration>
    <meta:editing-cycles>2</meta:editing-cycles>
    <meta:generator>LibreOffice/3.5$Linux_X86_64 LibreOffice_project/350m1$Build-2</meta:generator>
    <meta:document-statistic meta:object-count="2"/>
  </office:meta>
</office:document-meta>
</file>